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1cm" fo:min-width="3.99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Diamond" draw:textarea-vertical-align="middle"/>
    </style:style>
    <style:style style:name="P1" style:family="paragraph">
      <style:paragraph-properties fo:text-align="center"/>
      <style:text-properties fo:font-size="12.3999996185303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9cm" svg:height="0.96cm" svg:x="13.01cm" svg:y="8.38cm">
          <text:p text:style-name="P1">AnalysisToo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49cm" svg:height="0.96cm" svg:x="13.1cm" svg:y="12.68cm">
          <text:p text:style-name="P1">Chec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49cm" svg:height="0.96cm" svg:x="19.41cm" svg:y="12.74cm">
          <text:p text:style-name="P1">AnalysisResul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49cm" svg:height="0.96cm" svg:x="7.3cm" svg:y="12.64cm">
          <text:p text:style-name="P1">TestResul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3.01cm" svg:y1="8.86cm" svg:x2="9.545cm" svg:y2="12.64cm" draw:start-shape="id1" draw:end-shape="id2" draw:end-glue-point="0" svg:d="M13010 8860h-501l-2964 3279v501" svg:viewBox="0 0 3466 3781">
          <text:p text:style-name="P2"><text:span text:style-name="T1">analyzes</text:span></text:p>
        </draw:connector>
        <draw:connector draw:style-name="gr2" draw:text-style-name="P2" draw:layer="layout" draw:type="lines" svg:x1="15.255cm" svg:y1="9.34cm" svg:x2="15.345cm" svg:y2="12.68cm" draw:end-shape="id3" draw:end-glue-point="0" svg:d="M15255 9340l90 2839v501" svg:viewBox="0 0 91 3341">
          <text:p text:style-name="P2"><text:span text:style-name="T1">runs</text:span></text:p>
        </draw:connector>
        <draw:connector draw:style-name="gr2" draw:text-style-name="P2" draw:layer="layout" draw:type="lines" svg:x1="17.5cm" svg:y1="8.86cm" svg:x2="21.655cm" svg:y2="12.74cm" draw:start-shape="id1" draw:end-shape="id4" draw:end-glue-point="0" svg:d="M17500 8860h501l3654 3379v501" svg:viewBox="0 0 4156 3881">
          <text:p text:style-name="P2"><text:span text:style-name="T1">produces</text:span></text:p>
        </draw:connector>
        <draw:custom-shape draw:style-name="gr1" draw:text-style-name="P3" xml:id="id7" draw:id="id7" draw:layer="layout" svg:width="4.49cm" svg:height="0.96cm" svg:x="3.01cm" svg:y="3.84cm">
          <text:p text:style-name="P3"><text:span text:style-name="T2">XmlCompareAnalysis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4.49cm" svg:height="0.96cm" svg:x="3.01cm" svg:y="5.1cm">
          <text:p text:style-name="P3"><text:span text:style-name="T2">XSDAnalysis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4.49cm" svg:height="0.96cm" svg:x="3cm" svg:y="6.4cm">
          <text:p text:style-name="P3"><text:span text:style-name="T2">XPathAnalysisToo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7.49cm" svg:y1="6.88cm" svg:x2="15.255cm" svg:y2="8.38cm" draw:start-shape="id5" draw:start-glue-point="1" draw:end-shape="id1" draw:end-glue-point="0" svg:d="M7490 6880h501l7264 999v501" svg:viewBox="0 0 7766 1501">
          <text:p/>
        </draw:connector>
        <draw:connector draw:style-name="gr3" draw:text-style-name="P4" draw:layer="layout" draw:type="lines" svg:x1="7.5cm" svg:y1="5.58cm" svg:x2="15.255cm" svg:y2="8.38cm" draw:start-shape="id6" draw:start-glue-point="1" draw:end-shape="id1" draw:end-glue-point="0" svg:d="M7500 5580h501l7254 2299v501" svg:viewBox="0 0 7756 2801">
          <text:p/>
        </draw:connector>
        <draw:connector draw:style-name="gr3" draw:text-style-name="P4" draw:layer="layout" draw:type="lines" svg:x1="7.5cm" svg:y1="4.32cm" svg:x2="15.255cm" svg:y2="8.38cm" draw:start-shape="id7" draw:start-glue-point="1" draw:end-shape="id1" draw:end-glue-point="0" svg:d="M7500 4320h501l7254 3559v501" svg:viewBox="0 0 7756 4061">
          <text:p/>
        </draw:connector>
        <draw:custom-shape draw:style-name="gr1" draw:text-style-name="P3" xml:id="id8" draw:id="id8" draw:layer="layout" svg:width="4.49cm" svg:height="0.96cm" svg:x="7.3cm" svg:y="16.2cm">
          <text:p text:style-name="P3"><text:span text:style-name="T2">A_1_0_Che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11.79cm" svg:y1="16.68cm" svg:x2="15.345cm" svg:y2="13.64cm" draw:start-shape="id8" draw:start-glue-point="1" draw:end-shape="id3" draw:end-glue-point="2" svg:d="M11790 16680h501l3054-2539v-501" svg:viewBox="0 0 3556 3041">
          <text:p/>
        </draw:connector>
        <draw:custom-shape draw:style-name="gr1" draw:text-style-name="P3" xml:id="id9" draw:id="id9" draw:layer="layout" svg:width="4.49cm" svg:height="0.96cm" svg:x="7.31cm" svg:y="17.64cm">
          <text:p text:style-name="P3"><text:span text:style-name="T2">A_2_0_Che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11.8cm" svg:y1="18.12cm" svg:x2="15.345cm" svg:y2="13.64cm" draw:start-shape="id9" draw:start-glue-point="1" draw:end-shape="id3" draw:end-glue-point="2" svg:d="M11800 18120h501l3044-3979v-501" svg:viewBox="0 0 3546 4481">
          <text:p/>
        </draw:connector>
        <draw:connector draw:style-name="gr4" draw:text-style-name="P4" draw:layer="layout" svg:x1="5.245cm" svg:y1="7.36cm" svg:x2="7.31cm" svg:y2="18.12cm" draw:start-shape="id5" draw:start-glue-point="2" draw:end-shape="id9" draw:end-glue-point="3" svg:d="M5245 7360v10760h2065" svg:viewBox="0 0 2066 10761">
          <text:p/>
        </draw:connector>
        <draw:connector draw:style-name="gr4" draw:text-style-name="P4" draw:layer="layout" svg:x1="5.245cm" svg:y1="7.36cm" svg:x2="7.3cm" svg:y2="16.68cm" draw:start-shape="id5" draw:start-glue-point="2" draw:end-shape="id8" draw:end-glue-point="3" svg:d="M5245 7360v9320h2055" svg:viewBox="0 0 2056 93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5T16:46:17.669000000</meta:creation-date>
    <dc:date>2014-10-05T16:54:40.959000000</dc:date>
    <meta:editing-duration>PT8M22S</meta:editing-duration>
    <meta:editing-cycles>8</meta:editing-cycles>
    <meta:generator>LibreOffice/4.3.2.2$Windows_x86 LibreOffice_project/edfb5295ba211bd31ad47d0bad0118690f76407d</meta:generator>
    <meta:document-statistic meta:object-count="19"/>
  </office:meta>
</office:document-meta>
</file>